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January 12, 2023 (03:44: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2T20:45:08Z</meta:creation-date>
    <dc:date>2023-01-12T20:45:08Z</dc:date>
    <meta:user-defined meta:name="date" meta:value-type="string">January  12, 2023 (03:44: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